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736000002FD97C0DD2511E8B8C1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87cm, 9.306cm, 5.176cm, 7.976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497cm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notes">
      <style:graphic-properties draw:fill-color="#ffffff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solid" draw:fill-color="#009f8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2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opologie Optimisée</text:p>
          </draw:text-box>
        </draw:frame>
        <draw:frame draw:style-name="gr4" draw:text-style-name="P3" draw:layer="layout" svg:width="15.748cm" svg:height="5.526cm" svg:x="1.27cm" svg:y="6.604cm">
          <draw:image xlink:href="Pictures/1000000000000736000002FD97C0DD2511E8B8C1.png" xlink:type="simple" xlink:show="embed" xlink:actuate="onLoad" loext:mime-type="image/png">
            <text:p/>
          </draw:image>
        </draw:frame>
        <draw:custom-shape draw:style-name="gr2" draw:text-style-name="P2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97cm" svg:height="2.032cm" draw:transform="skewX (0.00244346095279206) translate (0.003cm 13.71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6" draw:text-style-name="P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9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06:30.654207707</meta:creation-date>
    <meta:editing-duration>PT8M47S</meta:editing-duration>
    <meta:editing-cycles>2</meta:editing-cycles>
    <meta:generator>LibreOffice/6.4.7.2$Linux_X86_64 LibreOffice_project/40$Build-2</meta:generator>
    <dc:title>Classy Red</dc:title>
    <dc:date>2022-07-28T11:15:17.699964582</dc:date>
    <meta:document-statistic meta:object-count="63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